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570000012CCA634E4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1" svg:font-family="'Liberation Serif'" style:font-adornments="Regular" style:font-family-generic="roman"/>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Cantarell" svg:font-family="Cantarell" style:font-adornments="Regular"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DejaVu Sans" svg:font-family="'DejaVu Sans'" style:font-adornments="Bold" style:font-family-generic="swiss" style:font-pitch="variable"/>
    <style:font-face style:name="DejaVu Sans1" svg:font-family="'DejaVu Sans'" style:font-adornments="Bold Oblique"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itle" style:master-page-name="Standard">
      <style:paragraph-properties style:page-number="auto"/>
    </style:style>
    <style:style style:name="P2" style:family="paragraph" style:parent-style-name="First_20_line_20_indent" style:list-style-name="L1"/>
    <style:style style:name="P3" style:family="paragraph" style:parent-style-name="First_20_line_20_indent" style:list-style-name="L2"/>
    <style:style style:name="P4" style:family="paragraph" style:parent-style-name="First_20_line_20_indent" style:list-style-name="L3"/>
    <style:style style:name="P5" style:family="paragraph" style:parent-style-name="First_20_line_20_indent" style:list-style-name="L4"/>
    <style:style style:name="T1" style:family="text">
      <style:text-properties style:font-name="Liberation Serif1"/>
    </style:style>
    <style:style style:name="T2" style:family="text">
      <style:text-properties style:text-position="sub 58%"/>
    </style:style>
    <style:style style:name="T3" style:family="text">
      <style:text-properties style:text-position="0% 100%"/>
    </style:style>
    <style:style style:name="T4" style:family="text">
      <style:text-properties style:text-position="super 58%"/>
    </style:style>
    <style:style style:name="fr1" style:family="graphic" style:parent-style-name="Graphics">
      <style:graphic-properties fo:margin-top="0cm" fo:margin-bottom="0cm" style:run-through="foreground" style:protect="size" style:wrap="right" style:number-wrapped-paragraphs="no-limit" style:wrap-contour="false" style:vertical-pos="bottom" style:vertical-rel="char" style:horizontal-pos="left" style:horizontal-rel="page-content" style:mirror="none" fo:clip="rect(0cm, 0cm, 0.289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
        <text:sequence-decl text:display-outline-level="0" text:name="Diagramme"/>
        <text:sequence-decl text:display-outline-level="0" text:name="Capture"/>
      </text:sequence-decls>
      <text:p text:style-name="P1">Graphes et Applications</text:p>
      <text:p text:style-name="Subtitle">Projet : Rotation</text:p>
      <text:p text:style-name="Text_20_body"/>
      <text:h text:style-name="Heading_20_1" text:outline-level="1">Objectifs</text:h>
      <text:p text:style-name="First_20_line_20_indent">Le but de ce projet est de développer une application permettant la résolution du problème suivant :</text:p>
      <text:p text:style-name="First_20_line_20_indent">Partant d'une matrice 3<text:span text:style-name="T1">×</text:span>3 ne contenant qu'une seule fois chaque chiffre de 1 à 9 dans le désordre, et en effectuant uniquement des rotations des 4 sous-matrices <text:s/>2<text:span text:style-name="T1">×</text:span>2, réordonner la matrice.</text:p>
      <text:p text:style-name="First_20_line_20_indent">Il faut également répondre aux questions suivantes :</text:p>
      <text:list xml:id="list6346522922" text:style-name="L1">
        <text:list-item>
          <text:p text:style-name="P2">Combien y a-t-il de matrices non ordonnables ? </text:p>
        </text:list-item>
        <text:list-item>
          <text:p text:style-name="P2">Quel est le nombre de rotations minimal suffisant pour ordonner toute matrice ordonnable ? </text:p>
        </text:list-item>
      </text:list>
      <text:h text:style-name="Heading_20_1" text:outline-level="1">Réalisations</text:h>
      <text:p text:style-name="First_20_line_20_indent">Nous n'avons pas jugé utile d'intégrer du code étranger à notre programme. Ce projet est le résultat d'une réflexion et d'un travail personnels.</text:p>
      <text:h text:style-name="Heading_20_2" text:outline-level="2">Modélisation du problème</text:h>
      <text:p text:style-name="First_20_line_20_indent">Pour résoudre le problème, nous construisons un arbre tel que :</text:p>
      <text:list xml:id="list73499842" text:style-name="L2">
        <text:list-item>
          <text:p text:style-name="P3">Chaque nœud est une matrice.</text:p>
        </text:list-item>
        <text:list-item>
          <text:p text:style-name="P3">La racine est la matrice ordonnée.</text:p>
        </text:list-item>
        <text:list-item>
          <text:p text:style-name="P3">Chaque nœud a pour fils les matrices à une rotation de distance qui ne sont pas déjà dans l'arbre.</text:p>
        </text:list-item>
        <text:list-item>
          <text:p text:style-name="P3">Le parcours est effectué en profondeur pour traiter toutes les matrices d'un niveau avant de passer au suivant.</text:p>
        </text:list-item>
      </text:list>
      <text:p text:style-name="First_20_line_20_indent">Cela correspond à l'algortihme suivant :</text:p>
      <text:p text:style-name="Code"><text:span text:style-name="Commentaire">// queue est la file permettant le parcours en profondeur</text:span><text:span text:style-name="Type"><text:line-break/>QQueue</text:span>&lt;<text:span text:style-name="Type">Matrix *</text:span>&gt; <text:span text:style-name="Variable">queue</text:span>;<text:line-break/><text:span text:style-name="Commentaire">// _tree est la matrice ordonnée (la racine de l'arbre)</text:span><text:line-break/><text:span text:style-name="Variable">queue</text:span><text:span text:style-name="Opérateur">.</text:span>enqueue(<text:span text:style-name="Variable">_tree</text:span>);<text:line-break/><text:span text:style-name="Commentaire">// matrix contiendra la matrice en cours de traitement</text:span><text:line-break/><text:span text:style-name="Type">Matrix *</text:span> <text:span text:style-name="Variable">matrix</text:span> <text:span text:style-name="Opérateur">=</text:span> <text:span text:style-name="Mot_20_clé">NULL</text:span>;<text:line-break/><text:span text:style-name="Commentaire">// child contiendra le prochain fils à ajouter</text:span><text:line-break/><text:span text:style-name="Type">Matrix *</text:span> <text:span text:style-name="Variable">child</text:span> <text:span text:style-name="Opérateur">=</text:span> <text:span text:style-name="Mot_20_clé">NULL</text:span>;<text:line-break/><text:line-break/><text:span text:style-name="Commentaire">// Tant que la file n'est pas vide</text:span><text:line-break/><text:soft-page-break/><text:span text:style-name="Mot_20_clé">while</text:span>(<text:span text:style-name="Opérateur">!</text:span><text:span text:style-name="Variable">queue</text:span><text:span text:style-name="Opérateur">.</text:span>isEmpty())<text:line-break/>{<text:line-break/><text:tab/><text:span text:style-name="Commentaire">// On récupère son premier élément dans matrix</text:span><text:line-break/><text:tab/><text:span text:style-name="Variable">matrix</text:span> = <text:span text:style-name="Variable">queue</text:span><text:span text:style-name="Opérateur">.</text:span>dequeue();<text:line-break/><text:tab/><text:span text:style-name="Commentaire">// Si la matrice n'est pas déjà dans l'arbre</text:span><text:line-break/><text:tab/><text:span text:style-name="Mot_20_clé">if</text:span>(<text:span text:style-name="Opérateur">!</text:span><text:span text:style-name="Variable">_explored</text:span><text:span text:style-name="Opérateur">.</text:span>contains(<text:span text:style-name="Variable">matrix</text:span><text:span text:style-name="Opérateur">-&gt;</text:span>getHash()))<text:line-break/><text:tab/>{<text:line-break/><text:tab/><text:tab/><text:span text:style-name="Commentaire">// On marque la matrice comme étant dans l'arbre</text:span><text:line-break/><text:tab/><text:tab/>_explored<text:span text:style-name="Opérateur">.</text:span>insert(matrix<text:span text:style-name="Opérateur">-&gt;</text:span>getHash(), matrix);<text:line-break/><text:tab/><text:tab/><text:span text:style-name="Commentaire">// Pour chaque sous-matrice 2x2</text:span><text:line-break/><text:tab/><text:tab/><text:span text:style-name="Mot_20_clé">for</text:span>(<text:span text:style-name="Type">qint8</text:span> <text:span text:style-name="Variable">i</text:span><text:span text:style-name="Opérateur">=</text:span><text:span text:style-name="Nombre">0</text:span>; <text:span text:style-name="Variable">i</text:span><text:span text:style-name="Opérateur">&lt;</text:span><text:span text:style-name="Nombre">3</text:span>; <text:span text:style-name="Opérateur">++</text:span><text:span text:style-name="Variable">i</text:span>)<text:line-break/><text:tab/><text:tab/>{<text:line-break/><text:tab/><text:tab/><text:tab/><text:span text:style-name="Mot_20_clé">for</text:span>(<text:span text:style-name="Type">qint8</text:span> <text:span text:style-name="Variable">j</text:span><text:span text:style-name="Opérateur">=</text:span><text:span text:style-name="Nombre">0</text:span>; <text:span text:style-name="Variable">j</text:span><text:span text:style-name="Opérateur">&lt;</text:span><text:span text:style-name="Nombre">3</text:span>; <text:span text:style-name="Opérateur">++</text:span><text:span text:style-name="Variable">j</text:span>)<text:line-break/><text:tab/><text:tab/><text:tab/>{<text:line-break/><text:tab/><text:tab/><text:tab/><text:tab/><text:span text:style-name="Commentaire">// On définit la rotation dans le sens horaire</text:span><text:line-break/><text:tab/><text:tab/><text:tab/><text:tab/><text:span text:style-name="Type">Cell</text:span> <text:span text:style-name="Variable">topLeftCell</text:span> <text:span text:style-name="Opérateur">=</text:span> <text:span text:style-name="Variable">j</text:span> <text:span text:style-name="Opérateur">+</text:span> <text:span text:style-name="Variable">i</text:span> <text:span text:style-name="Opérateur">*</text:span> <text:span text:style-name="Variable">matrix</text:span>-&gt;getDimension();<text:line-break/><text:tab/><text:tab/><text:tab/><text:tab/><text:span text:style-name="Type">Rotation</text:span> <text:span text:style-name="Variable">rotation</text:span>(<text:span text:style-name="Variable">topLeftCell</text:span>, CW);<text:line-break/><text:tab/><text:tab/><text:tab/><text:tab/><text:span text:style-name="Commentaire">// On crée le noeud fils dans child</text:span><text:line-break/><text:tab/><text:tab/><text:tab/><text:tab/><text:span text:style-name="Variable">child</text:span> <text:span text:style-name="Opérateur">=</text:span> <text:span text:style-name="Mot_20_clé">new</text:span> <text:span text:style-name="Type">Matrix</text:span>(<text:span text:style-name="Variable">matrix</text:span>, <text:span text:style-name="Variable">rotation</text:span>);<text:line-break/><text:tab/><text:tab/><text:tab/><text:tab/><text:span text:style-name="Commentaire">// On fait pointer child vers son parent</text:span><text:line-break/><text:tab/><text:tab/><text:tab/><text:tab/><text:span text:style-name="Variable">matrix</text:span><text:span text:style-name="Opérateur">-&gt;</text:span>addChild(<text:span text:style-name="Variable">rotation</text:span>, <text:span text:style-name="Variable">child</text:span>);<text:line-break/><text:tab/><text:tab/><text:tab/><text:tab/><text:span text:style-name="Commentaire">// On rajoute child dans la file</text:span><text:line-break/><text:tab/><text:tab/><text:tab/><text:tab/><text:span text:style-name="Variable">queue</text:span><text:span text:style-name="Opérateur">.</text:span>enqueue(<text:span text:style-name="Variable">child</text:span>);<text:line-break/><text:tab/><text:tab/><text:tab/><text:tab/><text:line-break/><text:tab/><text:tab/><text:tab/><text:tab/><text:span text:style-name="Commentaire">// Idem avec la rotation dans le sens anti-horaire</text:span><text:line-break/><text:tab/><text:tab/><text:tab/><text:tab/><text:span text:style-name="Variable">rotation</text:span> <text:span text:style-name="Opérateur">=</text:span> <text:span text:style-name="Type">Rotation</text:span>(<text:span text:style-name="Variable">topLeftCell</text:span>, CCW);<text:line-break/><text:tab/><text:tab/><text:tab/><text:tab/><text:span text:style-name="Variable">child</text:span> <text:span text:style-name="Opérateur">=</text:span> <text:span text:style-name="Mot_20_clé">new</text:span> <text:span text:style-name="Type">Matrix</text:span>(<text:span text:style-name="Variable">matrix</text:span>, <text:span text:style-name="Variable">rotation</text:span>);<text:line-break/><text:tab/><text:tab/><text:tab/><text:tab/><text:span text:style-name="Variable">matrix</text:span><text:span text:style-name="Opérateur">-&gt;</text:span>addChild(<text:span text:style-name="Variable">rotation</text:span>, <text:span text:style-name="Variable">child</text:span>);<text:line-break/><text:tab/><text:tab/><text:tab/><text:tab/><text:span text:style-name="Variable">queue</text:span><text:span text:style-name="Opérateur">.</text:span>enqueue(<text:span text:style-name="Variable">child</text:span>);<text:line-break/><text:tab/><text:tab/><text:tab/>}<text:line-break/><text:tab/><text:tab/>}<text:line-break/><text:tab/>}<text:line-break/>}</text:p>
      <text:p text:style-name="First_20_line_20_indent">Le code précédent est une version simplifiée du code réel ne tenant compte ni des opérations nécessaires à la gestion des threads ni de celles liées aux calculs des statistiques du graphe.</text:p>
      <text:h text:style-name="Heading_20_2" text:outline-level="2">Résolution du problème</text:h>
      <text:p text:style-name="First_20_line_20_indent">Une fois l'arbre généré, il suffit de partir du nœud correspondant à la matrice à résoudre et de remonter la liste des parents jusqu'à la racine pour trouver la plus courte séquence de rotations permettant le réordonnancement. En effet, avec le parcours en profondeur on s'assure que tous les nœuds de niveau <text:span text:style-name="Code_20_inline">N</text:span> soient visités avant de visiter les nœuds de niveau <text:span text:style-name="Code_20_inline">N+1</text:span>.</text:p>
      <text:h text:style-name="Heading_20_2" text:outline-level="2">Statistiques du graphe</text:h>
      <text:p text:style-name="First_20_line_20_indent">Pendant la génération de l'arbre, notre programme effectue aussi quelques opérations afin de déterminer la hauteur <text:span text:style-name="Code_20_inline">H</text:span> de l'arbre et le nombre <text:span text:style-name="Code_20_inline">N</text:span> de nœuds (nombre de matrices ordonnables). Cela nous permet de répondre aux deux questions posées :</text:p>
      <text:list xml:id="list1111705851" text:style-name="L3">
        <text:list-item>
          <text:p text:style-name="P4"><text:soft-page-break/>Le nombre de coups maximal pour réordonner une matrice vaut <text:span text:style-name="Code_20_inline">H-1</text:span>.</text:p>
        </text:list-item>
        <text:list-item>
          <text:p text:style-name="P4">Le nombre de matrices non ordonnables vaut <text:span text:style-name="Code_20_inline">N</text:span><text:span text:style-name="Code_20_inline"><text:span text:style-name="T2">TOTAL</text:span></text:span><text:span text:style-name="Code_20_inline">-N</text:span>. (<text:span text:style-name="Code_20_inline">N</text:span><text:span text:style-name="Code_20_inline"><text:span text:style-name="T2">TOTAL</text:span></text:span><text:span text:style-name="Code_20_inline"><text:span text:style-name="T3"> = 9!</text:span></text:span> : nombre de matrices 3<text:span text:style-name="T1">×3 existantes</text:span>).</text:p>
        </text:list-item>
      </text:list>
      <text:h text:style-name="Heading_20_2" text:outline-level="2">Génération aléatoire</text:h>
      <text:p text:style-name="First_20_line_20_indent">Afin de faciliter les tests, nous avons ajouté la possibilité de générer une matrice aléatoirement, ce qui rend moins fastidieux la saisie d'une matrice valide.</text:p>
      <text:h text:style-name="Heading_20_1" text:outline-level="1">Choix</text:h>
      <text:h text:style-name="Heading_20_2" text:outline-level="2">C++ / Qt</text:h>
      <text:p text:style-name="First_20_line_20_indent">Nous avons choisi d'utiliser le C++ avec le framework Qt :</text:p>
      <text:list xml:id="list2089345593" text:style-name="L4">
        <text:list-item>
          <text:p text:style-name="P5">pour avoir la possibilité de gérer la mémoire de manière plus précise qu'en Java.</text:p>
        </text:list-item>
        <text:list-item>
          <text:p text:style-name="P5">pour profiter des meilleures performances de calcul.</text:p>
        </text:list-item>
        <text:list-item>
          <text:p text:style-name="P5">pour la portabilité (Qt est multi-plateforme).</text:p>
        </text:list-item>
        <text:list-item>
          <text:p text:style-name="P5">pour la simplicité de création d'une interface graphique.</text:p>
        </text:list-item>
      </text:list>
      <text:h text:style-name="Heading_20_2" text:outline-level="2">Clé de hachage</text:h>
      <text:p text:style-name="First_20_line_20_indent">Chaque matrice peut être identifiée de manière unique par une clé de hachage. Cette clé correspond à la concaténation des 8 premiers chiffres de la matrice auxquels on soustrait 1 et est calculée à la création de la matrice et stockée. En terme de complexité, la comparaison de deux matrices est bien moins coûteuse : il suffit de comparer un entier plutôt que huit.</text:p>
      <text:p text:style-name="First_20_line_20_indent">Cette clé permet également de retrouver rapidement la matrice à résoudre depuis la table de hachage <text:span text:style-name="Code_20_inline">_explored</text:span> (<text:span text:style-name="Code_20_inline">QMap</text:span>) contenant un pointeur vers chaque matrice visitée. En calculant la clé de la matrice on a accès à son nœud et on peut ainsi la résoudre.</text:p>
      <text:h text:style-name="Heading_20_2" text:outline-level="2">Matrice 4×4</text:h>
      <text:p text:style-name="First_20_line_20_indent">La clé de hachage est codée sur 8 octets (<text:span text:style-name="Code_20_inline">quint64</text:span>). La valeur maximale prise par la clé est obtenue pour la matrice ordonnée (76 861 433 640 456 465 &lt; 2<text:span text:style-name="T4">64</text:span>). On peut donc théoriquement utiliser le programme pour générer l'arbre de résolution d'une matrice 4×4.</text:p>
      <text:h text:style-name="Heading_20_1" text:outline-level="1">Problèmes rencontrés</text:h>
      <text:h text:style-name="Heading_20_2" text:outline-level="2">Matrice 4×4</text:h>
      <text:p text:style-name="First_20_line_20_indent">En pratique on réalise rapidement que les 20 922 789 888 000 matrices à prendre en considérations saturent la mémoire avant d'avoir atteint le premier pourc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1" svg:font-family="'Liberation Serif'" style:font-adornments="Regular" style:font-family-generic="roman"/>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Cantarell" svg:font-family="Cantarell" style:font-adornments="Regular"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DejaVu Sans" svg:font-family="'DejaVu Sans'" style:font-adornments="Bold" style:font-family-generic="swiss" style:font-pitch="variable"/>
    <style:font-face style:name="DejaVu Sans1" svg:font-family="'DejaVu Sans'" style:font-adornments="Bold Oblique"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text-properties style:font-size-asian="10.5pt" style:font-weight-asian="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master-page-name="">
      <style:paragraph-properties fo:margin-left="0cm" fo:margin-right="0cm" fo:margin-top="0cm" fo:margin-bottom="0.21cm" fo:text-align="justify" style:justify-single-word="false" fo:orphans="2" fo:widows="2" fo:text-indent="0cm" style:auto-text-indent="false" style:page-number="auto" style:shadow="none">
        <style:tab-stops/>
      </style:paragraph-properties>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First_20_line_20_indent" style:default-outline-level="1" style:class="text" style:master-page-name="">
      <style:paragraph-properties fo:margin-top="0.199cm" fo:margin-bottom="0.101cm" style:page-number="auto" fo:break-before="auto" fo:break-after="auto">
        <style:tab-stops/>
      </style:paragraph-properties>
      <style:text-properties fo:color="#5889dd" style:font-name="DejaVu Sans" fo:font-size="13pt" fo:letter-spacing="0.035cm" fo:font-weight="bold" style:font-size-asian="115%" style:font-weight-asian="normal" style:font-size-complex="115%" style:font-weight-complex="bold"/>
    </style:style>
    <style:style style:name="Code" style:family="paragraph" style:parent-style-name="Text_20_body" style:next-style-name="Text_20_body" style:master-page-name="">
      <style:paragraph-properties fo:margin-left="0.199cm" fo:margin-right="0.199cm" fo:margin-top="0.199cm" fo:margin-bottom="0.199cm" fo:text-align="start" style:justify-single-word="false" fo:orphans="2" fo:widows="2" fo:text-indent="0cm" style:auto-text-indent="false" style:page-number="auto" fo:background-color="transparent" fo:padding="0.15cm" fo:border="0.06pt solid #808080" style:shadow="none" fo:keep-with-next="auto" text:number-lines="true" text:line-number="1" style:join-border="false">
        <style:tab-stops>
          <style:tab-stop style:position="0.55cm"/>
          <style:tab-stop style:position="1.101cm"/>
          <style:tab-stop style:position="1.649cm"/>
          <style:tab-stop style:position="2.2cm"/>
          <style:tab-stop style:position="2.75cm"/>
          <style:tab-stop style:position="3.3cm"/>
          <style:tab-stop style:position="3.799cm"/>
          <style:tab-stop style:position="4.399cm"/>
          <style:tab-stop style:position="4.949cm"/>
          <style:tab-stop style:position="5.5cm"/>
          <style:tab-stop style:position="6.05cm"/>
          <style:tab-stop style:position="6.6cm"/>
          <style:tab-stop style:position="7.151cm"/>
          <style:tab-stop style:position="7.699cm"/>
        </style:tab-stops>
        <style:background-image/>
      </style:paragraph-properties>
      <style:text-properties style:font-name="Liberation Mono" fo:font-size="11pt" style:font-size-asian="10.5pt" style:font-weight-asian="normal"/>
    </style:style>
    <style:style style:name="Title" style:family="paragraph" style:parent-style-name="Heading" style:next-style-name="Subtitle" style:class="chapter" style:master-page-name="">
      <style:paragraph-properties fo:margin-top="0.52cm" fo:margin-bottom="0.109cm" fo:text-align="center" style:justify-single-word="false" style:page-number="auto" fo:break-before="page" fo:background-color="transparent">
        <style:tab-stops/>
        <style:background-image/>
      </style:paragraph-properties>
      <style:text-properties fo:font-variant="small-caps" fo:color="#36597d" style:font-name="DejaVu Sans" fo:font-size="18pt" fo:letter-spacing="0.141cm" fo:font-weight="normal" style:font-size-asian="18pt" style:font-weight-asian="normal" style:font-size-complex="18pt" style:font-weight-complex="bold"/>
    </style:style>
    <style:style style:name="Subtitle" style:family="paragraph" style:parent-style-name="Heading" style:next-style-name="Text_20_body" style:class="chapter" style:master-page-name="">
      <style:paragraph-properties fo:margin-top="0.42cm" fo:margin-bottom="0cm" fo:text-align="center" style:justify-single-word="false" style:page-number="auto" style:shadow="none"/>
      <style:text-properties fo:font-variant="small-caps" style:font-name="Cantarell" fo:font-size="18pt" fo:font-style="normal" fo:font-weight="normal" style:font-size-asian="14pt" style:font-style-asian="italic" style:font-weight-asian="normal" style:font-size-complex="14pt" style:font-style-complex="italic"/>
    </style:style>
    <style:style style:name="Algorithme" style:family="paragraph" style:parent-style-name="Code" style:next-style-name="Text_20_body"/>
    <style:style style:name="SQL" style:family="paragraph" style:parent-style-name="Code" style:next-style-name="Text_20_body">
      <style:paragraph-properties fo:text-align="start" style:justify-single-word="false" style:shadow="none" text:number-lines="true" text:line-number="1" style:join-border="false"/>
    </style:style>
    <style:style style:name="First_20_line_20_indent" style:display-name="First line indent" style:family="paragraph" style:parent-style-name="Text_20_body" style:class="text">
      <style:paragraph-properties fo:margin-left="0cm" fo:margin-right="0cm" fo:margin-top="0cm" fo:margin-bottom="0.199cm" fo:text-indent="0.499cm" style:auto-text-indent="false"/>
      <style:text-properties style:font-name="Liberation Serif2" fo:font-size="12pt" style:font-size-asian="10.5pt" style:font-weight-asian="normal"/>
    </style:style>
    <style:style style:name="Header" style:family="paragraph" style:parent-style-name="Standard" style:class="extra" style:master-page-name="">
      <style:paragraph-properties fo:margin-top="0cm" fo:margin-bottom="0cm" fo:line-height="150%" fo:text-align="end" style:justify-single-word="false" style:page-number="auto" fo:background-color="transparent" fo:padding="0.45cm" fo:border-left="none" fo:border-right="none" fo:border-top="none" fo:border-bottom="1.05pt solid #019cde" style:shadow="none" text:number-lines="false" text:line-number="0">
        <style:tab-stops/>
        <style:background-image/>
      </style:paragraph-properties>
      <style:text-properties fo:color="#019cde" style:font-name="DejaVu Sans" fo:font-size="10pt" fo:letter-spacing="0.106cm" style:text-underline-style="none" fo:font-weight="bold" style:font-size-asian="10.5pt" style:font-weight-asian="normal"/>
    </style:style>
    <style:style style:name="Footer" style:family="paragraph" style:parent-style-name="Standard" style:class="extra" style:master-page-name="">
      <style:paragraph-properties fo:margin-top="0cm" fo:margin-bottom="0cm" fo:text-align="start" style:justify-single-word="false" style:page-number="auto" fo:padding="0.45cm" fo:border-left="none" fo:border-right="none" fo:border-top="1.05pt solid #019cde" fo:border-bottom="none" style:shadow="none" text:number-lines="false" text:line-number="0">
        <style:tab-stops>
          <style:tab-stop style:position="8.5cm" style:type="center"/>
          <style:tab-stop style:position="17cm" style:type="right"/>
        </style:tab-stops>
      </style:paragraph-properties>
      <style:text-properties fo:color="#019cde" style:font-name="DejaVu Sans" fo:font-size="10.5pt" fo:letter-spacing="normal" fo:font-weight="bold" style:font-size-asian="10.5pt" style:font-weight-asian="normal"/>
    </style:style>
    <style:style style:name="Heading_20_2" style:display-name="Heading 2" style:family="paragraph" style:parent-style-name="Heading" style:next-style-name="First_20_line_20_indent" style:default-outline-level="2" style:class="text">
      <style:paragraph-properties fo:margin-top="0.199cm" fo:margin-bottom="0.101cm" fo:keep-with-next="always" text:number-lines="false" text:line-number="0"/>
      <style:text-properties fo:color="#36597d" style:font-name="DejaVu Sans1" fo:font-size="12pt" fo:letter-spacing="0.035cm" fo:font-style="italic" fo:font-weight="bold" style:font-name-asian="WenQuanYi Zen Hei Sharp" style:font-size-asian="12pt" style:font-style-asian="italic" style:font-weight-asian="bold" style:font-name-complex="Lohit Devanagari" style:font-size-complex="12pt" style:font-style-complex="italic" style:font-weight-complex="bold"/>
    </style:style>
    <style:style style:name="Heading_20_10" style:display-name="Heading 10" style:family="paragraph" style:parent-style-name="Heading" style:next-style-name="Text_20_body" style:default-outline-level="10" style:class="text">
      <style:paragraph-properties fo:margin-left="0.161cm" fo:margin-right="0cm" fo:margin-top="0.12cm" fo:margin-bottom="0.21cm" fo:text-indent="0cm" style:auto-text-indent="false"/>
      <style:text-properties fo:font-size="75%" fo:font-weight="bold" style:font-size-asian="75%" style:font-weight-asian="normal" style:font-size-complex="75%" style:font-weight-complex="bold"/>
    </style:style>
    <style:style style:name="Définition" style:family="paragraph" style:parent-style-name="Text_20_body" style:master-page-name="">
      <style:paragraph-properties fo:keep-together="always" style:page-number="auto" fo:background-color="#e6e6ff" fo:padding="0.15cm" fo:border-left="0.54pt solid #cfe7f5" fo:border-right="0.54pt solid #cc0000" fo:border-top="0.54pt solid #cfe7f5" fo:border-bottom="0.54pt solid #cc0000" style:shadow="none" fo:keep-with-next="auto">
        <style:tab-stops/>
        <style:drop-cap/>
        <style:background-image/>
      </style:paragraph-properties>
    </style:style>
    <style:style style:name="Table_20_Contents" style:display-name="Table Contents" style:family="paragraph" style:parent-style-name="Standard" style:class="extra" style:master-page-name="">
      <style:paragraph-properties fo:margin-top="0cm" fo:margin-bottom="0cm" fo:text-align="center" style:justify-single-word="false" fo:keep-together="auto" style:page-number="auto" fo:background-color="transparent" fo:keep-with-next="auto" text:number-lines="false" text:line-number="0">
        <style:background-image/>
      </style:paragraph-properties>
    </style:style>
    <style:style style:name="Table_20_Heading" style:display-name="Table Heading" style:family="paragraph" style:parent-style-name="Table_20_Contents" style:auto-update="true" style:class="extra" style:master-page-name="">
      <style:paragraph-properties fo:text-align="center" style:justify-single-word="false" style:page-number="auto" fo:background-color="#e6e6ff" text:number-lines="false" text:line-number="0">
        <style:background-image/>
      </style:paragraph-properties>
      <style:text-properties fo:font-weight="bold" style:font-weight-asian="bold" style:font-weight-complex="bold"/>
    </style:style>
    <style:style style:name="XPath" style:family="paragraph" style:parent-style-name="SQL" style:next-style-name="Text_20_body" style:master-page-name="">
      <style:paragraph-properties style:page-number="auto" text:number-lines="false" text:line-number="1" style:join-border="false"/>
      <style:text-properties fo:font-size="10.5pt" style:font-size-asian="10.5pt" style:font-weight-asian="normal"/>
    </style:style>
    <style:style style:name="XQuery" style:family="paragraph" style:parent-style-name="XPath" style:next-style-name="Text_20_body">
      <style:paragraph-properties text:number-lines="true" text:line-number="1"/>
    </style:style>
    <style:style style:name="Heading_20_3" style:display-name="Heading 3" style:family="paragraph" style:parent-style-name="Heading" style:next-style-name="Text_20_body" style:default-outline-level="3" style:class="text">
      <style:text-properties fo:color="#019cde" fo:font-size="14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background-color="transparent" style:shadow="none">
        <style:background-image/>
      </style:paragraph-properties>
      <style:text-properties style:font-name="Liberation Mono" fo:font-size="10.5pt" fo:font-style="normal" fo:font-weight="normal" style:font-size-asian="85%" style:font-style-asian="italic" style:font-weight-asian="bold" style:font-size-complex="85%" style:font-style-complex="italic" style:font-weight-complex="bold"/>
    </style:style>
    <style:style style:name="Diagram" style:family="paragraph" style:parent-style-name="Caption"/>
    <style:style style:name="Diagramme" style:family="paragraph" style:parent-style-name="Caption"/>
    <style:style style:name="Capture" style:family="paragraph" style:parent-style-name="Caption"/>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adre" style:family="paragraph" style:parent-style-name="Text_20_body">
      <style:paragraph-properties fo:margin-top="0cm" fo:margin-bottom="0.199cm" fo:text-align="center" style:justify-single-word="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 Sharp1" style:font-size-asian="10pt" style:font-name-complex="Lohit Devanagari2" style:font-size-complex="10pt"/>
    </style:style>
    <style:style style:name="Commentaire" style:family="text">
      <style:text-properties fo:color="#666666" style:font-name="Liberation Mono" fo:font-size="11pt" fo:font-style="italic" style:font-size-asian="10.5pt" style:font-weight-asian="normal"/>
    </style:style>
    <style:style style:name="Nombre" style:family="text">
      <style:text-properties fo:color="#800000" style:font-name="Liberation Mono" fo:font-size="11pt" style:font-size-asian="10.5pt" style:font-weight-asian="normal"/>
    </style:style>
    <style:style style:name="Mot_20_clé" style:display-name="Mot clé" style:family="text">
      <style:text-properties fo:color="#808000" style:font-name="Liberation Mono" fo:font-size="11pt" style:font-size-asian="10.5pt" style:font-weight-asian="normal"/>
    </style:style>
    <style:style style:name="Type" style:family="text">
      <style:text-properties fo:color="#008080" style:font-name="Liberation Mono" fo:font-size="11pt" style:font-size-asian="10.5pt" style:font-weight-asian="normal"/>
    </style:style>
    <style:style style:name="Chaîne" style:family="text">
      <style:text-properties fo:color="#00ae00" style:font-name="Liberation Mono" fo:font-size="11pt" style:font-size-asian="10.5pt" style:font-weight-asian="normal"/>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_20_inline" style:display-name="Code inline" style:family="text">
      <style:text-properties style:font-name="Liberation Mono" fo:font-size="11pt" fo:font-style="normal" fo:font-weight="normal" style:font-size-asian="10.5pt" style:font-weight-asian="normal"/>
    </style:style>
    <style:style style:name="Variable" style:family="text">
      <style:text-properties fo:color="#333333" fo:font-style="italic" style:font-size-asian="10.5pt" style:font-style-asian="italic" style:font-weight-asian="normal" style:font-style-complex="italic"/>
    </style:style>
    <style:style style:name="Rubies" style:family="text">
      <style:text-properties fo:font-size="6pt" style:text-underline-style="none" style:font-size-asian="6pt" style:font-size-complex="6pt" style:text-emphasize="none"/>
    </style:style>
    <style:style style:name="Opérateur" style:family="text" style:parent-style-name="Mot_20_clé">
      <style:text-properties fo:color="#ff3333" style:font-name="Liberation Mono" fo:font-size="11pt" style:font-size-asian="10.5pt" style:font-weight-asian="normal"/>
    </style:style>
    <style:style style:name="Graphics" style:family="graphic">
      <style:graphic-properties text:anchor-type="paragraph" svg:x="0cm" svg:y="0cm" style:wrap="dynamic" style:number-wrapped-paragraphs="no-limit" style:wrap-contour="false" style:vertical-pos="bottom" style:vertical-rel="paragraph-content" style:horizontal-pos="left" style:horizontal-rel="paragraph-content" fo:background-color="transparent" style:background-transparency="100%" style:shadow="none">
        <style:background-image/>
        <style:columns fo:column-count="1" fo:column-gap="0cm"/>
      </style:graphic-properties>
    </style:style>
    <style:style style:name="Formula" style:family="graphic">
      <style:graphic-properties text:anchor-type="as-char" svg:y="0cm" fo:margin-left="0cm" fo:margin-right="0cm" style:wrap="parallel" style:number-wrapped-paragraphs="no-limit" style:wrap-contour="false" style:vertical-pos="middle" style:vertical-rel="tex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0.439cm" fo:min-height="0.439cm" text:anchor-type="paragraph" svg:x="0cm" svg:y="0cm" fo:margin-left="0cm" fo:margin-right="0cm" fo:margin-top="0cm" fo:margin-bottom="0cm" style:wrap="none" style:vertical-pos="from-top" style:vertical-rel="paragraph-content" style:horizontal-pos="from-left" style:horizontal-rel="paragraph-content" fo:background-color="#e6e6ff" style:background-transparency="0%" fo:padding="0.101cm" fo:border="0.06pt solid #808080" style:shadow="none" style:flow-with-text="false">
        <style:background-image/>
        <style:columns fo:column-count="1" fo:column-gap="0cm"/>
      </style:graphic-properties>
    </style:style>
    <text:outline-style style:name="Outline">
      <text:outline-level-style text:level="1" style:num-suffix="." style:num-format="I">
        <style:list-level-properties text:list-level-position-and-space-mode="label-alignment">
          <style:list-level-label-alignment text:label-followed-by="space" fo:text-indent="-0.76cm" fo:margin-left="0.76cm"/>
        </style:list-level-properties>
      </text:outline-level-style>
      <text:outline-level-style text:level="2" style:num-suffix="." style:num-format="1">
        <style:list-level-properties text:list-level-position-and-space-mode="label-alignment">
          <style:list-level-label-alignment text:label-followed-by="space" fo:text-indent="-1.016cm" fo:margin-left="1.016cm"/>
        </style:list-level-properties>
      </text:outline-level-style>
      <text:outline-level-style text:level="3" style:num-suffix="." style:num-format="1">
        <style:list-level-properties text:list-level-position-and-space-mode="label-alignment">
          <style:list-level-label-alignment text:label-followed-by="space" fo:text-indent="-1.27cm" fo:margin-left="1.27cm"/>
        </style:list-level-properties>
      </text:outline-level-style>
      <text:outline-level-style text:level="4" style:num-suffix="." style:num-format="a">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3cm" style:num-format="1" text:number-position="left" text:increment="1">
      <text:linenumbering-separator text:increment="3"> </text:linenumbering-separator>
    </text:linenumbering-configuration>
  </office:styles>
  <office:automatic-styles>
    <style:style style:name="Mfr1" style:family="graphic" style:parent-style-name="Graphics">
      <style:graphic-properties fo:margin-top="0cm" fo:margin-bottom="0cm" style:run-through="foreground" style:protect="size" style:wrap="right" style:number-wrapped-paragraphs="no-limit" style:wrap-contour="false" style:vertical-pos="bottom" style:vertical-rel="char" style:horizontal-pos="left" style:horizontal-rel="page-content" style:mirror="none" fo:clip="rect(0cm, 0cm, 0.289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fo:border="none" fo:padding="0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769cm" fo:margin-left="0cm" fo:margin-right="0cm" fo:margin-bottom="0.499cm" fo:border="none" fo:padding="0cm" style:shadow="none" style:dynamic-spacing="false"/>
      </style:header-style>
      <style:footer-style>
        <style:header-footer-properties fo:min-height="0.6cm" fo:margin-left="0cm" fo:margin-right="0cm" fo:margin-top="0.499cm" fo:border="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2cm"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homas RICHARD</text:p>
        <text:p text:style-name="Header">Pierre BINAULD</text:p>
        <text:p text:style-name="Header">2012-2013<draw:frame draw:style-name="Mfr1" draw:name="graphics1" text:anchor-type="char" svg:width="2.29cm" svg:height="1.67cm" draw:z-index="2"><draw:image xlink:href="Pictures/10000201000001570000012CCA634E4D.png" xlink:type="simple" xlink:show="embed" xlink:actuate="onLoad"/></draw:frame></text:p>
      </style:header>
      <style:footer>
        <text:p text:style-name="Footer"><text:tab/><text:page-number text:select-page="current">3</text:page-number></text:p>
      </style:footer>
    </style:master-page>
    <style:master-page style:name="First_20_Page" style:display-name="First Page" style:page-layout-name="Mpm2" style:next-style-name="Standard"/>
    <style:master-page style:name="Foot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7T19:05:24</meta:creation-date>
    <meta:editing-duration>PT2H25M28S</meta:editing-duration>
    <meta:editing-cycles>10</meta:editing-cycles>
    <meta:generator>LibreOffice/3.5$Linux_X86_64 LibreOffice_project/350m1$Build-2</meta:generator>
    <dc:title>Compte-rendu Polytech</dc:title>
    <meta:initial-creator>Thomas RICHARD</meta:initial-creator>
    <dc:date>2013-06-18T01:57:19</dc:date>
    <dc:creator>Thomas RICHARD</dc:creator>
    <meta:document-statistic meta:table-count="0" meta:image-count="1" meta:object-count="0" meta:page-count="3" meta:paragraph-count="46" meta:word-count="826" meta:character-count="5083" meta:non-whitespace-character-count="4234"/>
    <meta:template xlink:type="simple" xlink:actuate="onRequest" xlink:title="Compte-rendu Polytech" xlink:href="../../../../../../../../../../../home/tom/.config/libreoffice/3/user/template/Compte-rendu%20Polytech1.ott" meta:date="2013-06-17T19:35:28"/>
  </office:meta>
</office:document-meta>
</file>